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style:keep-together="true"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</style:style>
    <style:style style:name="P2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  <style:text-properties style:font-name="Nimbus Roman No9 L" fo:font-size="12pt" fo:font-weight="bold" style:font-size-asian="12pt" style:font-weight-asian="bold" style:font-name-complex="Nimbus Roman No9 L" style:font-size-complex="12pt"/>
    </style:style>
    <style:style style:name="P3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  <style:text-properties style:font-name="Nimbus Roman No9 L" fo:font-size="12pt" fo:language="en" fo:country="US" fo:font-weight="bold" style:font-size-asian="12pt" style:font-weight-asian="bold" style:font-name-complex="Nimbus Roman No9 L" style:font-size-complex="12pt"/>
    </style:style>
    <style:style style:name="P4" style:family="paragraph" style:parent-style-name="Header">
      <style:text-properties style:font-name="Nimbus Roman No9 L" fo:language="en" fo:country="US" style:font-name-complex="Nimbus Roman No9 L"/>
    </style:style>
    <style:style style:name="P5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6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P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8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9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10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11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style:font-name="Nimbus Roman No9 L" fo:font-size="11pt" fo:background-color="#ffffff" style:font-size-asian="11pt" style:font-name-complex="Nimbus Roman No9 L" style:font-size-complex="11pt"/>
    </style:style>
    <style:style style:name="P13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14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P1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Nimbus Roman No9 L" fo:font-size="11pt" fo:language="es" fo:country="VE" style:font-size-asian="11pt" style:font-name-complex="Nimbus Roman No9 L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Nimbus Roman No9 L" fo:font-size="11pt" fo:language="es" fo:country="VE" style:font-size-asian="11pt" style:font-name-complex="Nimbus Roman No9 L" style:font-size-complex="11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Standard">
      <style:text-properties style:font-name="Nimbus Roman No9 L" fo:font-size="11pt" style:font-size-asian="11pt" style:font-name-complex="Nimbus Roman No9 L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</style:style>
    <style:style style:name="P27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9" style:family="paragraph" style:parent-style-name="Standard">
      <style:paragraph-properties fo:margin-left="0.951cm" fo:margin-right="0cm" fo:text-align="justify" style:justify-single-word="false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P30" style:family="paragraph" style:parent-style-name="Normal_20__28_Web_29_">
      <style:paragraph-properties fo:margin-left="0.951cm" fo:margin-right="0cm" fo:margin-top="0cm" fo:margin-bottom="0cm" fo:text-align="justify" style:justify-single-word="false" fo:text-indent="0cm" style:auto-text-indent="false"/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32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33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6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7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8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style:font-name-complex="Nimbus Roman No9 L" fo:hyphenate="false" fo:hyphenation-remain-char-count="2" fo:hyphenation-push-char-count="2"/>
    </style:style>
    <style:style style:name="P3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1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font-weight="bold" style:font-weight-asian="bold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43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44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45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6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47" style:family="paragraph" style:parent-style-name="Normal_20__28_Web_29_">
      <style:paragraph-properties fo:margin-top="0cm" fo:margin-bottom="0cm" fo:text-align="justify" style:justify-single-word="false"/>
      <style:text-properties style:font-name="Nimbus Roman No9 L" style:font-name-complex="Nimbus Roman No9 L"/>
    </style:style>
    <style:style style:name="P48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49" style:family="paragraph" style:parent-style-name="Text_20_body" style:master-page-name="Standard">
      <style:paragraph-properties style:page-number="auto"/>
      <style:text-properties style:font-name="Nimbus Roman No9 L" fo:font-weight="bold" style:font-weight-asian="bold" style:font-name-complex="Nimbus Roman No9 L" style:font-weight-complex="bold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51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2" style:family="paragraph" style:parent-style-name="Normal_20__28_Web_29_">
      <style:paragraph-properties fo:margin-left="1.251cm" fo:margin-right="0cm" fo:margin-top="0cm" fo:margin-bottom="0cm" fo:text-align="justify" style:justify-single-word="false" fo:text-indent="0cm" style:auto-text-indent="false"/>
    </style:style>
    <style:style style:name="P53" style:family="paragraph" style:parent-style-name="Normal_20__28_Web_29_">
      <style:paragraph-properties fo:margin-left="1.251cm" fo:margin-right="0cm" fo:margin-top="0cm" fo:margin-bottom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Nimbus Roman No9 L" fo:font-size="12pt" fo:font-weight="bold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3" style:family="text">
      <style:text-properties style:font-name="Nimbus Roman No9 L" fo:font-size="7pt" style:font-size-asian="7pt" style:font-name-complex="Nimbus Roman No9 L" style:font-size-complex="7pt"/>
    </style:style>
    <style:style style:name="T4" style:family="text">
      <style:text-properties style:font-name="Nimbus Roman No9 L" fo:font-size="7pt" style:font-name-asian="Nimbus Roman No9 L" style:font-size-asian="7pt" style:font-name-complex="Nimbus Roman No9 L" style:font-size-complex="7pt"/>
    </style:style>
    <style:style style:name="T5" style:family="text">
      <style:text-properties style:font-name="Nimbus Roman No9 L" fo:font-size="9pt" fo:background-color="#ffffff" style:font-name-asian="Nimbus Roman No9 L" style:font-size-asian="9pt" style:font-name-complex="Nimbus Roman No9 L" style:font-size-complex="9pt"/>
    </style:style>
    <style:style style:name="T6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7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10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11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1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style:font-name="Nimbus Roman No9 L" style:font-name-complex="Nimbus Roman No9 L"/>
    </style:style>
    <style:style style:name="T18" style:family="text">
      <style:text-properties style:font-name="Nimbus Roman No9 L" style:font-name-asian="Nimbus Roman No9 L" style:font-name-complex="Nimbus Roman No9 L"/>
    </style:style>
    <style:style style:name="T19" style:family="text">
      <style:text-properties style:font-name="Nimbus Roman No9 L" fo:font-weight="bold" style:font-weight-asian="bold" style:font-name-complex="Nimbus Roman No9 L" style:font-weight-complex="bold"/>
    </style:style>
    <style:style style:name="T20" style:family="text">
      <style:text-properties style:font-name="Nimbus Roman No9 L" fo:font-weight="bold" style:font-name-asian="Nimbus Roman No9 L" style:font-weight-asian="bold" style:font-name-complex="Nimbus Roman No9 L" style:font-weight-complex="bold"/>
    </style:style>
    <style:style style:name="T21" style:family="text">
      <style:text-properties style:font-name-asian="Nimbus Roman No9 L"/>
    </style:style>
    <style:style style:name="T22" style:family="text">
      <style:text-properties fo:font-size="9pt" fo:background-color="#ffffff" style:font-size-asian="9pt" style:font-name-complex="Arial" style:font-size-complex="9pt"/>
    </style:style>
    <style:style style:name="T23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24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25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26" style:family="text"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27" style:family="text">
      <style:text-properties fo:color="#000000" style:font-name="Nimbus Roman No9 L" fo:font-size="11pt" fo:language="es" fo:country="VE" fo:font-weight="normal" fo:background-color="#ffffff" style:font-name-asian="Arial" style:font-size-asian="11pt" style:language-asian="ar" style:country-asian="SA" style:font-weight-asian="normal" style:font-name-complex="Nimbus Roman No9 L" style:font-size-complex="11pt"/>
    </style:style>
    <style:style style:name="T28" style:family="text">
      <style:text-properties fo:color="#000000" style:font-name="Nimbus Roman No9 L" fo:font-size="11pt" fo:language="es" fo:country="VE" fo:font-weight="normal" fo:background-color="#ffffff" style:font-size-asian="11pt" style:language-asian="ar" style:country-asian="SA" style:font-weight-asian="normal" style:font-name-complex="Nimbus Roman No9 L" style:font-size-complex="11pt"/>
    </style:style>
    <style:style style:name="T29" style:family="text">
      <style:text-properties fo:color="#000000"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30" style:family="text">
      <style:text-properties fo:color="#000000" style:font-name="Nimbus Roman No9 L" fo:language="es" fo:country="VE" fo:font-weight="normal" fo:background-color="#ffffff" style:font-name-asian="Nimbus Roman No9 L" style:language-asian="ar" style:country-asian="SA" style:font-weight-asian="normal" style:font-name-complex="Nimbus Roman No9 L"/>
    </style:style>
    <style:style style:name="T31" style:family="text">
      <style:text-properties fo:color="#000000" style:font-name="Nimbus Roman No9 L" fo:font-weight="normal" style:font-weight-asian="normal" style:font-name-complex="Nimbus Roman No9 L" style:font-weight-complex="normal"/>
    </style:style>
    <style:style style:name="T32" style:family="text">
      <style:text-properties fo:color="#000000" style:font-name="Nimbus Roman No9 L" fo:font-weight="normal" style:font-name-asian="Nimbus Roman No9 L" style:font-weight-asian="normal" style:font-name-complex="Nimbus Roman No9 L" style:font-weight-complex="normal"/>
    </style:style>
    <style:style style:name="T33" style:family="text">
      <style:text-properties fo:color="#000000" style:font-name="Nimbus Roman No9 L" style:font-name-asian="Nimbus Roman No9 L" style:font-name-complex="Nimbus Roman No9 L"/>
    </style:style>
    <style:style style:name="T34" style:family="text">
      <style:text-properties fo:color="#000000" style:font-name="Nimbus Roman No9 L" style:text-underline-style="none" style:font-name-asian="Arial" style:font-name-complex="Nimbus Roman No9 L"/>
    </style:style>
    <style:style style:name="T35" style:family="text">
      <style:text-properties fo:color="#000000" style:font-name="Nimbus Roman No9 L" style:text-underline-style="none" style:font-name-asian="Nimbus Roman No9 L" style:font-name-complex="Nimbus Roman No9 L"/>
    </style:style>
    <style:style style:name="T36" style:family="text">
      <style:text-properties fo:color="#000000" style:font-name="Nimbus Roman No9 L" style:font-name-asian="Arial" style:font-name-complex="Nimbus Roman No9 L"/>
    </style:style>
    <style:style style:name="T37" style:family="text">
      <style:text-properties style:font-name-asian="DejaVu Sans"/>
    </style:style>
    <style:style style:name="T38" style:family="text">
      <style:text-properties style:use-window-font-color="true" style:font-name="Nimbus Roman No9 L" fo:font-size="12pt" fo:font-weight="bold" fo:background-color="transparent" style:font-size-asian="12pt" style:font-weight-asian="bold" style:font-name-complex="Nimbus Roman No9 L" style:font-size-complex="12pt" style:font-weight-complex="bold"/>
    </style:style>
    <style:style style:name="T39" style:family="text">
      <style:text-properties style:use-window-font-color="true" style:font-name="Nimbus Roman No9 L" fo:font-size="12pt" fo:font-weight="bold" fo:background-color="transparent" style:font-name-asian="Nimbus Roman No9 L" style:font-size-asian="12pt" style:font-weight-asian="bold" style:font-name-complex="Nimbus Roman No9 L" style:font-size-complex="12pt" style:font-weight-complex="bold"/>
    </style:style>
    <style:style style:name="T40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 style:font-weight-complex="normal"/>
    </style:style>
    <style:style style:name="T41" style:family="text">
      <style:text-properties style:use-window-font-color="true" style:font-name="Nimbus Roman No9 L" fo:font-size="12pt" fo:font-weight="normal" fo:background-color="transparent" style:font-size-asian="12pt" style:font-weight-asian="normal" style:font-name-complex="Nimbus Roman No9 L" style:font-size-complex="12pt" style:font-weight-complex="normal"/>
    </style:style>
    <style:style style:name="T42" style:family="text">
      <style:text-properties style:use-window-font-color="true" style:font-name="Nimbus Roman No9 L" fo:font-size="12pt" fo:font-weight="normal" fo:background-color="transparent" style:font-name-asian="Nimbus Roman No9 L" style:font-size-asian="12pt" style:font-weight-asian="normal" style:font-name-complex="Nimbus Roman No9 L" style:font-size-complex="12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A-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INFORME<text:span text:style-name="T21"> </text:span>DE<text:span text:style-name="T21"> </text:span>RECOMENDACIÓN</text:p>
          </table:table-cell>
        </table:table-row>
        <table:table-row table:style-name="Tabla1.2">
          <table:table-cell table:style-name="Tabla1.A1" office:value-type="string">
            <text:p text:style-name="P22">Fecha:<text:span text:style-name="T21"> <text:s/></text:span><text:span text:style-name="Fuente_20_de_20_párrafo_20_predeter."><text:span text:style-name="T35">{diaNumero}</text:span></text:span><text:span text:style-name="Fuente_20_de_20_párrafo_20_predeter."><text:span text:style-name="T34"> </text:span></text:span><text:span text:style-name="Fuente_20_de_20_párrafo_20_predeter."><text:span text:style-name="T33">de</text:span></text:span><text:span text:style-name="Fuente_20_de_20_párrafo_20_predeter."><text:span text:style-name="T36"> {mes} </text:span></text:span><text:span text:style-name="Fuente_20_de_20_párrafo_20_predeter."><text:span text:style-name="T33">de</text:span></text:span><text:span text:style-name="Fuente_20_de_20_párrafo_20_predeter."><text:span text:style-name="T36"> {anio}</text:span>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2">Asunto:</text:p>
          </table:table-cell>
          <table:table-cell table:style-name="Tabla2.A1" office:value-type="string">
            <text:p text:style-name="P27">{asunto}</text:p>
          </table:table-cell>
        </table:table-row>
      </table:table>
      <text:p text:style-name="P26"/>
      <text:p text:style-name="P6">1.<text:span text:style-name="T21"> </text:span>BASE<text:span text:style-name="T21"> </text:span>LEGAL<text:span text:style-name="T21"> </text:span>APLICABLE.</text:p>
      <text:p text:style-name="P6"/>
      <text:p text:style-name="P17">1.1.<text:span text:style-name="T21"> </text:span>Constitución<text:span text:style-name="T21"> </text:span>de<text:span text:style-name="T21"> </text:span>la<text:span text:style-name="T21"> </text:span>República<text:span text:style-name="T21"> </text:span>Bolivariana<text:span text:style-name="T21"> </text:span>de<text:span text:style-name="T21"> </text:span>Venezuela,<text:span text:style-name="T21"> </text:span>publicada<text:span text:style-name="T21"> </text:span>en<text:span text:style-name="T21"> </text:span>Gaceta<text:span text:style-name="T21"> </text:span>Oficial<text:span text:style-name="T21"> </text:span>de<text:span text:style-name="T21"> </text:span>la<text:span text:style-name="T21"> </text:span>República<text:span text:style-name="T21"> </text:span>Bolivariana<text:span text:style-name="T21"> </text:span>de<text:span text:style-name="T21"> </text:span>Venezuela<text:span text:style-name="T21"> </text:span>Nº<text:span text:style-name="T21"> </text:span>5.908<text:span text:style-name="T21"> </text:span>Extraordinario<text:span text:style-name="T21"> </text:span>de<text:span text:style-name="T21"> </text:span>fecha<text:span text:style-name="T21"> </text:span>19<text:span text:style-name="T21"> </text:span>de<text:span text:style-name="T21"> </text:span>febrero<text:span text:style-name="T21"> </text:span>de<text:span text:style-name="T21"> </text:span>2009.</text:p>
      <text:p text:style-name="P17">1.2.<text:span text:style-name="T21"> </text:span>Ley<text:span text:style-name="T21"> </text:span>Orgánica<text:span text:style-name="T21"> </text:span>de<text:span text:style-name="T21"> </text:span>la<text:span text:style-name="T21"> </text:span>Contraloría<text:span text:style-name="T21"> </text:span>General<text:span text:style-name="T21"> </text:span>de<text:span text:style-name="T21"> </text:span>la<text:span text:style-name="T21"> </text:span>República<text:span text:style-name="T21"> </text:span>y<text:span text:style-name="T21"> </text:span>del<text:span text:style-name="T21"> </text:span>Sistema<text:span text:style-name="T21"> </text:span>Nacional<text:span text:style-name="T21"> </text:span>del<text:span text:style-name="T21"> </text:span>Control<text:span text:style-name="T21"> </text:span>Fiscal,<text:span text:style-name="T21"> </text:span>publicada<text:span text:style-name="T21"> </text:span>en<text:span text:style-name="T21"> </text:span>la<text:span text:style-name="T21"> </text:span>Gaceta<text:span text:style-name="T21"> </text:span>Oficial<text:span text:style-name="T21"> </text:span>de<text:span text:style-name="T21"> </text:span>la<text:span text:style-name="T21"> </text:span>República<text:span text:style-name="T21"> </text:span>Bolivariana<text:span text:style-name="T21"> </text:span>de<text:span text:style-name="T21"> </text:span>Venezuela<text:span text:style-name="T21"> </text:span>Nº<text:span text:style-name="T21"> </text:span>37.347<text:span text:style-name="T21"> </text:span>de<text:span text:style-name="T21"> </text:span>fecha<text:span text:style-name="T21"> </text:span>17<text:span text:style-name="T21"> </text:span>de<text:span text:style-name="T21"> </text:span>Diciembre<text:span text:style-name="T21"> </text:span>de<text:span text:style-name="T21"> </text:span>2001.</text:p>
      <text:p text:style-name="P17">1.3.<text:span text:style-name="T21"> </text:span>Ley<text:span text:style-name="T21"> </text:span>Orgánica<text:span text:style-name="T21"> </text:span>de<text:span text:style-name="T21"> </text:span>Procedimientos<text:span text:style-name="T21"> </text:span>Administrativos,<text:span text:style-name="T21"> </text:span>publicada<text:span text:style-name="T21"> </text:span>en<text:span text:style-name="T21"> </text:span>la<text:span text:style-name="T21"> </text:span>Gaceta<text:span text:style-name="T21"> </text:span>Oficial<text:span text:style-name="T21"> </text:span>de<text:span text:style-name="T21"> </text:span>la<text:span text:style-name="T21"> </text:span>República<text:span text:style-name="T21"> </text:span>de<text:span text:style-name="T21"> </text:span>Venezuela<text:span text:style-name="T21"> </text:span>Nº<text:span text:style-name="T21"> </text:span>2.818<text:span text:style-name="T21"> </text:span>Extraordinario<text:span text:style-name="T21"> </text:span>de<text:span text:style-name="T21"> </text:span>fecha<text:span text:style-name="T21"> </text:span>01<text:span text:style-name="T21"> </text:span>de<text:span text:style-name="T21"> </text:span>julio<text:span text:style-name="T21"> </text:span>de<text:span text:style-name="T21"> </text:span>1981.</text:p>
      <text:p text:style-name="P17">1.4.<text:span text:style-name="T21"> </text:span>Ley<text:span text:style-name="T21"> </text:span>de<text:span text:style-name="T21"> </text:span>Contrataciones<text:span text:style-name="T21"> </text:span>Públicas,<text:span text:style-name="T21"> </text:span>publicada<text:span text:style-name="T21"> </text:span>en<text:span text:style-name="T21"> </text:span>la<text:span text:style-name="T21"> </text:span>Gaceta<text:span text:style-name="T21"> </text:span>Oficial<text:span text:style-name="T21"> </text:span>de<text:span text:style-name="T21"> </text:span>la<text:span text:style-name="T21"> </text:span>República<text:span text:style-name="T21"> </text:span>Bolivariana<text:span text:style-name="T21"> </text:span>de<text:span text:style-name="T21"> </text:span>Venezuela<text:span text:style-name="T21"> </text:span>Nº<text:span text:style-name="T21"> </text:span>39.503<text:span text:style-name="T21"> </text:span>de<text:span text:style-name="T21"> </text:span>fecha<text:span text:style-name="T21"> </text:span>06<text:span text:style-name="T21"> </text:span>de<text:span text:style-name="T21"> </text:span>septiembre<text:span text:style-name="T21"> </text:span>de<text:span text:style-name="T21"> </text:span>2010.</text:p>
      <text:p text:style-name="P17">1.5.<text:span text:style-name="T21"> </text:span>Reglamento<text:span text:style-name="T21"> </text:span>de<text:span text:style-name="T21"> </text:span>Ley<text:span text:style-name="T21"> </text:span>de<text:span text:style-name="T21"> </text:span>Contrataciones<text:span text:style-name="T21"> </text:span>Públicas,<text:span text:style-name="T21"> </text:span>publicado<text:span text:style-name="T21"> </text:span>en<text:span text:style-name="T21"> </text:span>la<text:span text:style-name="T21"> </text:span>Gaceta<text:span text:style-name="T21"> </text:span>Oficial<text:span text:style-name="T21"> </text:span>de<text:span text:style-name="T21"> </text:span>la<text:span text:style-name="T21"> </text:span>República<text:span text:style-name="T21"> </text:span>Bolivariana<text:span text:style-name="T21"> </text:span>de<text:span text:style-name="T21"> </text:span>Venezuela<text:span text:style-name="T21"> </text:span>Nº<text:span text:style-name="T21"> </text:span>39.181<text:span text:style-name="T21"> </text:span>del<text:span text:style-name="T21"> </text:span>19<text:span text:style-name="T21"> </text:span>de<text:span text:style-name="T21"> </text:span>mayo<text:span text:style-name="T21"> </text:span>de<text:span text:style-name="T21"> </text:span>2009.</text:p>
      <text:p text:style-name="P17"/>
      <text:p text:style-name="P8"><text:span text:style-name="T37">2.</text:span><text:span text:style-name="T21"> </text:span>OBJETO<text:span text:style-name="T21"> </text:span>DE<text:span text:style-name="T21"> </text:span>LA<text:span text:style-name="T21"> </text:span>CONSULTA<text:span text:style-name="T21"> </text:span>DE<text:span text:style-name="T21"> </text:span>PRECIOS.</text:p>
      <text:p text:style-name="P9"/>
      <text:p text:style-name="P32"/>
      <text:p text:style-name="P33">{objeto}</text:p>
      <text:p text:style-name="P31"/>
      <text:p text:style-name="P7">3.<text:span text:style-name="T21"> </text:span>MODALIDAD</text:p>
      <text:p text:style-name="P7"/>
      <text:p text:style-name="P10">El<text:span text:style-name="T21"> </text:span>procedimiento<text:span text:style-name="T21"> </text:span>para<text:span text:style-name="T21"> </text:span>la<text:span text:style-name="T21"> </text:span>selección<text:span text:style-name="T21"> </text:span>del<text:span text:style-name="T21"> </text:span>contratista,<text:span text:style-name="T21"> </text:span>se<text:span text:style-name="T21"> </text:span>realizó<text:span text:style-name="T21"> </text:span>bajo<text:span text:style-name="T21"> </text:span>la<text:span text:style-name="T21"> </text:span>modalidad<text:span text:style-name="T21"> </text:span>de<text:span text:style-name="T21"> </text:span>Consulta<text:span text:style-name="T21"> </text:span>de<text:span text:style-name="T21"> </text:span>Precios,<text:span text:style-name="T21"> </text:span>conforme<text:span text:style-name="T21"> </text:span>a<text:span text:style-name="T21"> </text:span>lo<text:span text:style-name="T21"> </text:span>previsto<text:span text:style-name="T21"> </text:span>en<text:span text:style-name="T21"> </text:span>el<text:span text:style-name="T21"> </text:span>artículo<text:span text:style-name="T21"> </text:span>73,<text:span text:style-name="T21"> </text:span>numeral<text:span text:style-name="T21"> </text:span>1<text:span text:style-name="T21"> </text:span>de<text:span text:style-name="T21"> </text:span>la<text:span text:style-name="T21"> </text:span>Ley<text:span text:style-name="T21"> </text:span>de<text:span text:style-name="T21"> </text:span>Contrataciones<text:span text:style-name="T21"> </text:span>Públicas,<text:span text:style-name="T21"> </text:span>en<text:span text:style-name="T21"> </text:span>concordancia<text:span text:style-name="T21"> </text:span>con<text:span text:style-name="T21"> </text:span>los<text:span text:style-name="T21"> </text:span>artículos<text:span text:style-name="T21"> </text:span>109<text:span text:style-name="T21"> </text:span>y<text:span text:style-name="T21"> </text:span>siguientes<text:span text:style-name="T21"> </text:span>de<text:span text:style-name="T21"> </text:span>su<text:span text:style-name="T21"> </text:span>Reglamento.</text:p>
      <text:p text:style-name="P34"/>
      <text:p text:style-name="P35"><text:span text:style-name="T37">3.1.</text:span><text:span text:style-name="T21"> </text:span>ETAPAS<text:span text:style-name="T21"> </text:span>DE<text:span text:style-name="T21"> </text:span>LA<text:span text:style-name="T21"> </text:span>MODALIDAD<text:span text:style-name="T21"> </text:span>DE<text:span text:style-name="T21"> </text:span>CONSULTA<text:span text:style-name="T21"> </text:span>DE<text:span text:style-name="T21"> </text:span>PRECIOS</text:p>
      <text:p text:style-name="P36"/>
      <text:list xml:id="list30498721" text:style-name="WW8Num2">
        <text:list-item>
          <text:list>
            <text:list-item>
              <text:list>
                <text:list-item>
                  <text:p text:style-name="P51"><text:span text:style-name="T37">Selección</text:span><text:span text:style-name="T21"> </text:span>e<text:span text:style-name="T21"> </text:span>Invitación<text:span text:style-name="T21"> </text:span>de<text:span text:style-name="T21"> </text:span>las<text:span text:style-name="T21"> </text:span>Empresas<text:span text:style-name="T21"> </text:span>Participantes.</text:p>
                </text:list-item>
              </text:list>
            </text:list-item>
          </text:list>
        </text:list-item>
      </text:list>
      <text:p text:style-name="P37"/>
      <text:p text:style-name="P40">Para<text:span text:style-name="T21"> </text:span>la<text:span text:style-name="T21"> </text:span>precalificación<text:span text:style-name="T21"> </text:span>de<text:span text:style-name="T21"> </text:span>las<text:span text:style-name="T21"> </text:span>empresas<text:span text:style-name="T21"> </text:span>participantes,<text:span text:style-name="T21"> </text:span>se<text:span text:style-name="T21"> </text:span>consultó<text:span text:style-name="T21"> </text:span>la<text:span text:style-name="T21"> </text:span>base<text:span text:style-name="T21"> </text:span>de<text:span text:style-name="T21"> </text:span>Registro<text:span text:style-name="T21"> </text:span>de<text:span text:style-name="T21"> </text:span>Proveedores<text:span text:style-name="T21"> </text:span>de<text:span text:style-name="T21"> </text:span>la<text:span text:style-name="T21"> </text:span>Contraloría<text:span text:style-name="T21"> </text:span>del<text:span text:style-name="T21"> </text:span>Estado<text:span text:style-name="T21"> </text:span>Sucre,<text:span text:style-name="T21"> </text:span>así<text:span text:style-name="T21"> </text:span>como<text:span text:style-name="T21"> </text:span>la<text:span text:style-name="T21"> </text:span>base<text:span text:style-name="T21"> </text:span>de<text:span text:style-name="T21"> </text:span>datos<text:span text:style-name="T21"> </text:span>del<text:span text:style-name="T21"> </text:span>Registro<text:span text:style-name="T21"> </text:span>Nacional<text:span text:style-name="T21"> </text:span>de<text:span text:style-name="T21"> </text:span>Contratistas<text:span text:style-name="T21"> </text:span>(RNC),<text:span text:style-name="T21"> </text:span>para<text:span text:style-name="T21"> </text:span>la<text:span text:style-name="T21"> </text:span>obtención<text:span text:style-name="T21"> </text:span>y<text:span text:style-name="T21"> </text:span>verificación<text:span text:style-name="T21"> </text:span>de<text:span text:style-name="T21"> </text:span>las<text:span text:style-name="T21"> </text:span>empresas<text:span text:style-name="T21"> <text:s/></text:span>dedicada<text:span text:style-name="T21"> <text:s/></text:span>a<text:span text:style-name="T21"> </text:span></text:p>
      <text:p text:style-name="P39"><text:span text:style-name="T7">la</text:span><text:span text:style-name="T8"> </text:span><text:span text:style-name="T7">actividad</text:span><text:span text:style-name="T8"> </text:span><text:span text:style-name="T7">comercial</text:span><text:span text:style-name="T8"> </text:span><text:span text:style-name="T7">de</text:span><text:span text:style-name="T30"> </text:span><text:span text:style-name="T27">importación,</text:span><text:span text:style-name="T29"> </text:span><text:span text:style-name="T28">compra</text:span><text:span text:style-name="T29"> </text:span><text:span text:style-name="T28">y</text:span><text:span text:style-name="T29"> </text:span><text:span text:style-name="T28">venta</text:span><text:span text:style-name="T29"> </text:span><text:span text:style-name="T28">al</text:span><text:span text:style-name="T29"> </text:span><text:span text:style-name="T28">mayor</text:span><text:span text:style-name="T29"> </text:span><text:span text:style-name="T28">y</text:span><text:span text:style-name="T29"> </text:span><text:span text:style-name="T28">al</text:span><text:span text:style-name="T29"> </text:span><text:span text:style-name="T28">detal</text:span><text:span text:style-name="T29"> </text:span><text:span text:style-name="T28">de</text:span><text:span text:style-name="T29"> </text:span><text:span text:style-name="T28">cajas</text:span><text:span text:style-name="T29"> </text:span><text:span text:style-name="T28">registradoras</text:span><text:span text:style-name="T29"> </text:span><text:span text:style-name="T28">fiscales,</text:span><text:span text:style-name="T29"> </text:span><text:span text:style-name="T28">impresoras</text:span><text:span text:style-name="T29"> </text:span><text:span text:style-name="T28">fiscales</text:span><text:span text:style-name="T29"> </text:span><text:span text:style-name="T28">o</text:span><text:span text:style-name="T29"> </text:span><text:span text:style-name="T28">no,</text:span><text:span text:style-name="T29"> </text:span><text:span text:style-name="T28">sus</text:span><text:span text:style-name="T29"> </text:span><text:span text:style-name="T28">reparaciones</text:span><text:span text:style-name="T29"> </text:span><text:span text:style-name="T28">y</text:span><text:span text:style-name="T29"> </text:span><text:span text:style-name="T28">servicios,</text:span><text:span text:style-name="T29"> </text:span><text:span text:style-name="T28">importación,</text:span><text:span text:style-name="T29"> </text:span><text:span text:style-name="T28">compra</text:span><text:span text:style-name="T29"> </text:span><text:span text:style-name="T28">y</text:span><text:span text:style-name="T29"> </text:span><text:span text:style-name="T28">venta</text:span><text:span text:style-name="T29"> </text:span><text:span text:style-name="T28">al</text:span><text:span text:style-name="T29"> </text:span><text:span text:style-name="T28">mayor</text:span><text:span text:style-name="T29"> </text:span><text:span text:style-name="T28">y</text:span><text:span text:style-name="T29"> </text:span><text:span text:style-name="T28">al</text:span><text:span text:style-name="T29"> </text:span><text:span text:style-name="T28">detal</text:span><text:span text:style-name="T29"> </text:span><text:span text:style-name="T28">de</text:span><text:span text:style-name="T29"> </text:span><text:span text:style-name="T28">computadoras,</text:span><text:span text:style-name="T29"> </text:span><text:span text:style-name="T28">sus</text:span><text:span text:style-name="T29"> </text:span><text:span text:style-name="T28">componentes</text:span><text:span text:style-name="T29"> </text:span><text:span text:style-name="T28">y</text:span><text:span text:style-name="T29"> </text:span><text:span text:style-name="T28">periféricos,</text:span><text:span text:style-name="T29"> </text:span><text:span text:style-name="T28">puntos</text:span><text:span text:style-name="T29"> </text:span><text:span text:style-name="T28">de</text:span><text:span text:style-name="T29"> </text:span><text:span text:style-name="T28">ventas</text:span><text:span text:style-name="T29"> </text:span><text:span text:style-name="T28">fiscales,</text:span><text:span text:style-name="T29"> </text:span><text:span text:style-name="T28">lectores</text:span><text:span text:style-name="T29"> </text:span><text:span text:style-name="T28">de</text:span><text:span text:style-name="T29"> </text:span><text:span text:style-name="T28">precios</text:span><text:span text:style-name="T29"> </text:span><text:span text:style-name="T28">y</text:span><text:span text:style-name="T29"> </text:span><text:span text:style-name="T28">códigos</text:span><text:span text:style-name="T29"> </text:span><text:span text:style-name="T28">de</text:span><text:span text:style-name="T29"> </text:span><text:span text:style-name="T28">barras</text:span><text:span text:style-name="T29"> </text:span><text:span text:style-name="T28">sus</text:span><text:span text:style-name="T29"> </text:span><text:span text:style-name="T28">reparaciones</text:span><text:span text:style-name="T29"> </text:span><text:span text:style-name="T28">y</text:span><text:span text:style-name="T29"> </text:span><text:span text:style-name="T28">servicios,</text:span><text:span text:style-name="T29"> </text:span><text:soft-page-break/><text:span text:style-name="T28">importación</text:span><text:span text:style-name="T29"> </text:span><text:span text:style-name="T28">distribución,</text:span><text:span text:style-name="T29"> </text:span><text:span text:style-name="T28">compra</text:span><text:span text:style-name="T29"> </text:span><text:span text:style-name="T28">y</text:span><text:span text:style-name="T29"> </text:span><text:span text:style-name="T28">venta</text:span><text:span text:style-name="T29"> </text:span><text:span text:style-name="T28">de</text:span><text:span text:style-name="T29"> </text:span><text:span text:style-name="T28">equipos</text:span><text:span text:style-name="T29"> </text:span><text:span text:style-name="T28">de</text:span><text:span text:style-name="T29"> </text:span><text:span text:style-name="T28">oficina,</text:span><text:span text:style-name="T29"> </text:span><text:span text:style-name="T28">redes</text:span><text:span text:style-name="T29"> </text:span><text:span text:style-name="T28">alámbricas</text:span><text:span text:style-name="T29"> </text:span><text:span text:style-name="T28">o</text:span><text:span text:style-name="T29"> </text:span><text:span text:style-name="T28">inalámbricas,</text:span><text:span text:style-name="T29"> </text:span><text:span text:style-name="T28">telefonía</text:span><text:span text:style-name="T29"> </text:span><text:span text:style-name="T28">fija</text:span><text:span text:style-name="T29"> </text:span><text:span text:style-name="T28">o</text:span><text:span text:style-name="T29"> </text:span><text:span text:style-name="T28">móvil,</text:span><text:span text:style-name="T29"> </text:span><text:span text:style-name="T28">Internet</text:span><text:span text:style-name="T29"> </text:span><text:span text:style-name="T28">y</text:span><text:span text:style-name="T29"> </text:span><text:span text:style-name="T28">todo</text:span><text:span text:style-name="T29"> </text:span><text:span text:style-name="T28">lo</text:span><text:span text:style-name="T29"> </text:span><text:span text:style-name="T28">relacionado</text:span><text:span text:style-name="T29"> </text:span><text:span text:style-name="T28">con</text:span><text:span text:style-name="T29"> </text:span><text:span text:style-name="T28">comunicaciones</text:span><text:span text:style-name="T29"> </text:span><text:span text:style-name="T28">o</text:span><text:span text:style-name="T29"> </text:span><text:span text:style-name="T28">telecomunicaciones,</text:span><text:span text:style-name="T29"> </text:span><text:span text:style-name="T28">sus</text:span><text:span text:style-name="T29"> </text:span><text:span text:style-name="T28">reparaciones</text:span><text:span text:style-name="T29"> </text:span><text:span text:style-name="T28">y</text:span><text:span text:style-name="T29"> </text:span><text:span text:style-name="T28">servicios,</text:span><text:span text:style-name="T29"> </text:span><text:span text:style-name="T28">importación</text:span><text:span text:style-name="T29"> </text:span><text:span text:style-name="T28">distribución,</text:span><text:span text:style-name="T29"> </text:span><text:span text:style-name="T28">compra</text:span><text:span text:style-name="T29"> </text:span><text:span text:style-name="T28">venta</text:span><text:span text:style-name="T29"> </text:span><text:span text:style-name="T28">al</text:span><text:span text:style-name="T29"> </text:span><text:span text:style-name="T28">mayor</text:span><text:span text:style-name="T29"> </text:span><text:span text:style-name="T28">y</text:span><text:span text:style-name="T29"> </text:span><text:span text:style-name="T28">al</text:span><text:span text:style-name="T29"> </text:span><text:span text:style-name="T28">detal</text:span><text:span text:style-name="T29"> </text:span><text:span text:style-name="T28">de</text:span><text:span text:style-name="T29"> </text:span><text:span text:style-name="T28">fotocopiadoras</text:span><text:span text:style-name="T29"> </text:span><text:span text:style-name="T28">y</text:span><text:span text:style-name="T29"> </text:span><text:span text:style-name="T28">equipos</text:span><text:span text:style-name="T29"> </text:span><text:span text:style-name="T28">eléctricos</text:span><text:span text:style-name="T29"> </text:span><text:span text:style-name="T28">en</text:span><text:span text:style-name="T29"> </text:span><text:span text:style-name="T28">general,</text:span><text:span text:style-name="T29"> </text:span><text:span text:style-name="T28">sus</text:span><text:span text:style-name="T29"> </text:span><text:span text:style-name="T28">reparaciones</text:span><text:span text:style-name="T29"> </text:span><text:span text:style-name="T28">y</text:span><text:span text:style-name="T29"> </text:span><text:span text:style-name="T28">servicios,</text:span><text:span text:style-name="T29"> </text:span><text:span text:style-name="T28">importación,</text:span><text:span text:style-name="T29"> </text:span><text:span text:style-name="T28">compra,</text:span><text:span text:style-name="T29"> </text:span><text:span text:style-name="T28">venta</text:span><text:span text:style-name="T29"> </text:span><text:span text:style-name="T28">de</text:span><text:span text:style-name="T29"> </text:span><text:span text:style-name="T28">insumo</text:span><text:span text:style-name="T29"> </text:span><text:span text:style-name="T28">para</text:span><text:span text:style-name="T29"> </text:span><text:span text:style-name="T28">el</text:span><text:span text:style-name="T29"> </text:span><text:span text:style-name="T28">servicio</text:span><text:span text:style-name="T29"> </text:span><text:span text:style-name="T28">y</text:span><text:span text:style-name="T29"> </text:span><text:span text:style-name="T28">reparación</text:span><text:span text:style-name="T29"> </text:span><text:span text:style-name="T28">de</text:span><text:span text:style-name="T29"> </text:span><text:span text:style-name="T28">los</text:span><text:span text:style-name="T29"> </text:span><text:span text:style-name="T28">rubros</text:span><text:span text:style-name="T29"> </text:span><text:span text:style-name="T28">antes</text:span><text:span text:style-name="T29"> </text:span><text:span text:style-name="T28">citados,</text:span><text:span text:style-name="T29"> </text:span><text:span text:style-name="T28">diseño</text:span><text:span text:style-name="T29"> </text:span><text:span text:style-name="T28">gráfico,</text:span><text:span text:style-name="T29"> </text:span><text:span text:style-name="T28">diseños</text:span><text:span text:style-name="T29"> </text:span><text:span text:style-name="T28">de</text:span><text:span text:style-name="T29"> </text:span><text:span text:style-name="T28">logos</text:span><text:span text:style-name="T29"> </text:span><text:span text:style-name="T28">empresariales,</text:span><text:span text:style-name="T29"> </text:span><text:span text:style-name="T28">diseños</text:span><text:span text:style-name="T29"> </text:span><text:span text:style-name="T28">de</text:span><text:span text:style-name="T29"> </text:span><text:span text:style-name="T28">imágenes</text:span><text:span text:style-name="T29"> </text:span><text:span text:style-name="T28">corporativas</text:span><text:span text:style-name="T29"> </text:span><text:span text:style-name="T28">diseño</text:span><text:span text:style-name="T29"> </text:span><text:span text:style-name="T28">web,</text:span><text:span text:style-name="T29"> </text:span><text:span text:style-name="T28">importación,</text:span><text:span text:style-name="T29"> </text:span><text:span text:style-name="T28">distribución</text:span><text:span text:style-name="T29"> </text:span><text:span text:style-name="T28">de</text:span><text:span text:style-name="T29"> </text:span><text:span text:style-name="T28">sistemas</text:span><text:span text:style-name="T29"> </text:span><text:span text:style-name="T28">de</text:span><text:span text:style-name="T29"> </text:span><text:span text:style-name="T28">grabación</text:span><text:span text:style-name="T29"> </text:span><text:span text:style-name="T28">digital,</text:span><text:span text:style-name="T29"> </text:span><text:span text:style-name="T28">cámaras</text:span><text:span text:style-name="T29"> </text:span><text:span text:style-name="T28">de</text:span><text:span text:style-name="T29"> </text:span><text:span text:style-name="T28">seguridad,</text:span><text:span text:style-name="T29"> </text:span><text:span text:style-name="T28">sistema</text:span><text:span text:style-name="T29"> </text:span><text:span text:style-name="T28">para</text:span><text:span text:style-name="T29"> </text:span><text:span text:style-name="T28">el</text:span><text:span text:style-name="T29"> </text:span><text:span text:style-name="T28">control,</text:span><text:span text:style-name="T29"> </text:span><text:span text:style-name="T28">de</text:span><text:span text:style-name="T29"> </text:span><text:span text:style-name="T28">acceso</text:span><text:span text:style-name="T29"> </text:span><text:span text:style-name="T28">mediante</text:span><text:span text:style-name="T29"> </text:span><text:span text:style-name="T28">proximidad</text:span><text:span text:style-name="T29"> </text:span><text:span text:style-name="T28">y</text:span><text:span text:style-name="T29"> </text:span><text:span text:style-name="T28">biométrico,</text:span><text:span text:style-name="T29"> </text:span><text:span text:style-name="T28">su</text:span><text:span text:style-name="T29"> </text:span><text:span text:style-name="T28">instalación,</text:span><text:span text:style-name="T29"> </text:span><text:span text:style-name="T28">mantenimiento,</text:span><text:span text:style-name="T29"> </text:span><text:span text:style-name="T28">sus</text:span><text:span text:style-name="T29"> </text:span><text:span text:style-name="T28">reparaciones</text:span><text:span text:style-name="T29"> </text:span><text:span text:style-name="T28">y</text:span><text:span text:style-name="T29"> </text:span><text:span text:style-name="T28">servicios,</text:span><text:span text:style-name="T29"> </text:span><text:span text:style-name="T28">asesoramiento</text:span><text:span text:style-name="T29"> </text:span><text:span text:style-name="T28">administrativo,</text:span><text:span text:style-name="T29"> </text:span><text:span text:style-name="T28">contable,</text:span><text:span text:style-name="T29"> </text:span><text:span text:style-name="T28">financiero</text:span><text:span text:style-name="T29"> </text:span><text:span text:style-name="T28">y</text:span><text:span text:style-name="T29"> </text:span><text:span text:style-name="T28">fiscal,</text:span><text:span text:style-name="T29"> </text:span><text:span text:style-name="T28">así</text:span><text:span text:style-name="T29"> </text:span><text:span text:style-name="T28">como</text:span><text:span text:style-name="T29"> </text:span><text:span text:style-name="T28">el</text:span><text:span text:style-name="T29"> </text:span><text:span text:style-name="T28">análisis,</text:span><text:span text:style-name="T29"> </text:span><text:span text:style-name="T28">diseño</text:span><text:span text:style-name="T29"> </text:span><text:span text:style-name="T28">desarrollo,</text:span><text:span text:style-name="T29"> </text:span><text:span text:style-name="T28">venta,</text:span><text:span text:style-name="T29"> </text:span><text:span text:style-name="T28">instalación,</text:span><text:span text:style-name="T29"> </text:span><text:span text:style-name="T28">soporte,</text:span><text:span text:style-name="T29"> </text:span><text:span text:style-name="T28">mantenimiento</text:span><text:span text:style-name="T29"> </text:span><text:span text:style-name="T28">y</text:span><text:span text:style-name="T29"> </text:span><text:span text:style-name="T28">adiestramiento</text:span><text:span text:style-name="T29"> </text:span><text:span text:style-name="T28">de</text:span><text:span text:style-name="T29"> </text:span><text:span text:style-name="T28">sistema</text:span><text:span text:style-name="T29"> </text:span><text:span text:style-name="T28">administrativo</text:span><text:span text:style-name="T29"> </text:span><text:span text:style-name="T28">y</text:span><text:span text:style-name="T29"> </text:span><text:span text:style-name="T28">cualquier</text:span><text:span text:style-name="T29"> </text:span><text:span text:style-name="T28">otro</text:span><text:span text:style-name="T29"> </text:span><text:span text:style-name="T28">sistema</text:span><text:span text:style-name="T29"> </text:span><text:span text:style-name="T28">de</text:span><text:span text:style-name="T29"> </text:span><text:span text:style-name="T28">gestión</text:span><text:span text:style-name="T29"> </text:span><text:span text:style-name="T28">contable,</text:span><text:span text:style-name="T29"> </text:span><text:span text:style-name="T28">de</text:span><text:span text:style-name="T29"> </text:span><text:span text:style-name="T28">personal</text:span><text:span text:style-name="T29"> </text:span><text:span text:style-name="T28">financiera</text:span><text:span text:style-name="T29"> </text:span><text:span text:style-name="T28">y</text:span><text:span text:style-name="T29"> </text:span><text:span text:style-name="T28">fiscal.</text:span><text:span text:style-name="T29"> </text:span><text:span text:style-name="T15">S</text:span><text:span text:style-name="T7">e</text:span><text:span text:style-name="T8"> </text:span><text:span text:style-name="T7">procedió</text:span><text:span text:style-name="T8"> </text:span><text:span text:style-name="T7">a</text:span><text:span text:style-name="T8"> </text:span><text:span text:style-name="T7">realizar</text:span><text:span text:style-name="T8"> </text:span><text:span text:style-name="T7">las</text:span><text:span text:style-name="T8"> </text:span><text:span text:style-name="T7">solicitud</text:span><text:span text:style-name="T8"> </text:span><text:span text:style-name="T7">de</text:span><text:span text:style-name="T8"> </text:span><text:span text:style-name="T7">cotizaciones,</text:span><text:span text:style-name="T8"> </text:span><text:span text:style-name="T7">tomando</text:span><text:span text:style-name="T8"> </text:span><text:span text:style-name="T7">como</text:span><text:span text:style-name="T8"> </text:span><text:span text:style-name="T7">criterio</text:span><text:span text:style-name="T8"> </text:span><text:span text:style-name="T7">de</text:span><text:span text:style-name="T8"> </text:span><text:span text:style-name="T7">precalificación</text:span><text:span text:style-name="T8"> </text:span><text:span text:style-name="T7">o</text:span><text:span text:style-name="T8"> </text:span><text:span text:style-name="T7">clasificación</text:span><text:span text:style-name="T8"> </text:span><text:span text:style-name="T7">su</text:span><text:span text:style-name="T8"> </text:span><text:span text:style-name="T7">domicilio</text:span><text:span text:style-name="T8"> </text:span><text:span text:style-name="T7">fiscal</text:span><text:span text:style-name="T8"> </text:span><text:span text:style-name="T7">en</text:span><text:span text:style-name="T8"> </text:span><text:span text:style-name="T7">la</text:span><text:span text:style-name="T8"> </text:span><text:span text:style-name="T7">ciudad</text:span><text:span text:style-name="T8"> </text:span><text:span text:style-name="T7">de</text:span><text:span text:style-name="T8"> </text:span><text:span text:style-name="T7">Cumaná</text:span><text:span text:style-name="T8"> </text:span><text:span text:style-name="T7">y</text:span><text:span text:style-name="T8"> </text:span><text:span text:style-name="T7">Caracas</text:span><text:span text:style-name="T8"> </text:span><text:span text:style-name="T7">,</text:span><text:span text:style-name="T8"> </text:span><text:span text:style-name="T7">resultando</text:span><text:span text:style-name="T8"> </text:span><text:span text:style-name="T7">invitadas</text:span><text:span text:style-name="T8"> </text:span><text:span text:style-name="T7">a</text:span><text:span text:style-name="T8"> </text:span><text:span text:style-name="T7">presentar</text:span><text:span text:style-name="T8"> </text:span><text:span text:style-name="T7">ofertas,</text:span><text:span text:style-name="T8"> </text:span><text:span text:style-name="T7">según</text:span><text:span text:style-name="T8"> </text:span><text:span text:style-name="T7">consta</text:span><text:span text:style-name="T8"> </text:span><text:span text:style-name="T7">en</text:span><text:span text:style-name="T8"> </text:span><text:span text:style-name="T7">el</text:span><text:span text:style-name="T8"> </text:span><text:span text:style-name="T7">Acta</text:span><text:span text:style-name="T8"> </text:span><text:span text:style-name="T7">de</text:span><text:span text:style-name="T8"> </text:span><text:span text:style-name="T7">Inicio</text:span><text:span text:style-name="T8"> </text:span><text:span text:style-name="T7">de</text:span><text:span text:style-name="T8"> </text:span><text:span text:style-name="T7">fecha</text:span><text:span text:style-name="T8"> </text:span><text:span text:style-name="T7">03</text:span><text:span text:style-name="T8"> </text:span><text:span text:style-name="T7">de</text:span><text:span text:style-name="T8"> </text:span><text:span text:style-name="T7">Septiembre</text:span><text:span text:style-name="T8"> </text:span><text:span text:style-name="T7">de</text:span><text:span text:style-name="T8"> </text:span><text:span text:style-name="T7">2012,</text:span><text:span text:style-name="T8"> </text:span><text:span text:style-name="T7">levantada</text:span><text:span text:style-name="T8"> </text:span><text:span text:style-name="T7">conforme</text:span><text:span text:style-name="T8"> </text:span><text:span text:style-name="T7">a</text:span><text:span text:style-name="T8"> </text:span><text:span text:style-name="T7">lo</text:span><text:span text:style-name="T8"> </text:span><text:span text:style-name="T7">previsto</text:span><text:span text:style-name="T8"> </text:span><text:span text:style-name="T7">en</text:span><text:span text:style-name="T8"> </text:span><text:span text:style-name="T7">el</text:span><text:span text:style-name="T8"> </text:span><text:span text:style-name="T7">único</text:span><text:span text:style-name="T8"> </text:span><text:span text:style-name="T7">aparte</text:span><text:span text:style-name="T8"> </text:span><text:span text:style-name="T7">del</text:span><text:span text:style-name="T8"> </text:span><text:span text:style-name="T7">artículo</text:span><text:span text:style-name="T8"> </text:span><text:span text:style-name="T7">68</text:span><text:span text:style-name="T8"> </text:span><text:span text:style-name="T7">de</text:span><text:span text:style-name="T8"> </text:span><text:span text:style-name="T7">la</text:span><text:span text:style-name="T8"> </text:span><text:span text:style-name="T7">Ley</text:span><text:span text:style-name="T8"> </text:span><text:span text:style-name="T7">de</text:span><text:span text:style-name="T8"> </text:span><text:span text:style-name="T7">Contrataciones</text:span><text:span text:style-name="T8"> </text:span><text:span text:style-name="T7">Públicas,</text:span><text:span text:style-name="T8"> </text:span><text:span text:style-name="T7">en</text:span><text:span text:style-name="T8"> </text:span><text:span text:style-name="T7">concordancia</text:span><text:span text:style-name="T8"> </text:span><text:span text:style-name="T7">con</text:span><text:span text:style-name="T8"> </text:span><text:span text:style-name="T7">lo</text:span><text:span text:style-name="T8"> </text:span><text:span text:style-name="T7">previsto</text:span><text:span text:style-name="T8"> </text:span><text:span text:style-name="T7">en</text:span><text:span text:style-name="T8"> </text:span><text:span text:style-name="T7">el</text:span><text:span text:style-name="T8"> </text:span><text:span text:style-name="T7">artículo</text:span><text:span text:style-name="T8"> </text:span><text:span text:style-name="T7">107</text:span><text:span text:style-name="T8"> </text:span><text:span text:style-name="T7">de</text:span><text:span text:style-name="T8"> </text:span><text:span text:style-name="T7">su</text:span><text:span text:style-name="T8"> </text:span><text:span text:style-name="T7">Reglamento,</text:span><text:span text:style-name="T8"> </text:span><text:span text:style-name="T7">mediante</text:span><text:span text:style-name="T8"> </text:span><text:span text:style-name="T7">Solicitud</text:span><text:span text:style-name="T8"> </text:span><text:span text:style-name="T7">de</text:span><text:span text:style-name="T8"> </text:span><text:span text:style-name="T7">Cotización</text:span><text:span text:style-name="T8"> </text:span><text:span text:style-name="T7">N°</text:span><text:span text:style-name="T8"> </text:span><text:span text:style-name="T7">105</text:span><text:span text:style-name="T8"> </text:span><text:span text:style-name="T7">de</text:span><text:span text:style-name="T8"> </text:span><text:span text:style-name="T7">fecha</text:span><text:span text:style-name="T8"> </text:span><text:span text:style-name="T7">03-09-2012,</text:span><text:span text:style-name="T8"> </text:span><text:span text:style-name="T7">las</text:span><text:span text:style-name="T8"> </text:span><text:span text:style-name="T7">sociedades</text:span><text:span text:style-name="T8"> </text:span><text:span text:style-name="T7">mercantiles</text:span><text:span text:style-name="T8"> </text:span><text:span text:style-name="T7">que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39"/>
      <text:p text:style-name="P41">{proveedores}</text:p>
      <text:p text:style-name="P11"/>
      <text:p text:style-name="P12">Los<text:span text:style-name="T21"> </text:span>citados<text:span text:style-name="T21"> </text:span>oficios<text:span text:style-name="T21"> </text:span>de<text:span text:style-name="T21"> </text:span>invitación<text:span text:style-name="T21"> </text:span>a<text:span text:style-name="T21"> </text:span>participar<text:span text:style-name="T21"> </text:span>en<text:span text:style-name="T21"> </text:span>la<text:span text:style-name="T21"> </text:span>presente<text:span text:style-name="T21"> </text:span>Consulta<text:span text:style-name="T21"> </text:span>de<text:span text:style-name="T21"> </text:span>Precios,<text:span text:style-name="T21"> </text:span>fueron<text:span text:style-name="T21"> </text:span>recibidos<text:span text:style-name="T21"> </text:span>por<text:span text:style-name="T21"> </text:span>las<text:span text:style-name="T21"> </text:span>empresas<text:span text:style-name="T21"> </text:span>invitadas.</text:p>
      <text:p text:style-name="P12"/>
      <text:p text:style-name="P11"><text:span text:style-name="T13">3.1.</text:span><text:span text:style-name="T12">2.</text:span><text:span text:style-name="T14"> </text:span><text:span text:style-name="T12">Recepción</text:span><text:span text:style-name="T14"> </text:span><text:span text:style-name="T12">de</text:span><text:span text:style-name="T14"> </text:span><text:span text:style-name="T12">Ofertas</text:span><text:span text:style-name="T14"> </text:span></text:p>
      <text:p text:style-name="P13">La<text:span text:style-name="T21"> </text:span>Dirección<text:span text:style-name="T21"> </text:span>de<text:span text:style-name="T21"> </text:span>Administración<text:span text:style-name="T21"> </text:span>(Unidad<text:span text:style-name="T21"> </text:span>Contratante)<text:span text:style-name="T21"> </text:span>recibió<text:span text:style-name="T21"> </text:span>físicamente<text:span text:style-name="T21"> </text:span>las<text:span text:style-name="T21"> </text:span>ofertas<text:span text:style-name="T21"> </text:span>presentadas<text:span text:style-name="T21"> </text:span>por<text:span text:style-name="T21"> </text:span>los<text:span text:style-name="T21"> </text:span>participantes<text:span text:style-name="T21"> </text:span>invitados<text:span text:style-name="T21"> </text:span>antes<text:span text:style-name="T21"> </text:span>mencionados.</text:p>
      <text:p text:style-name="P38"/>
      <text:p text:style-name="P14"><text:span text:style-name="T13">3.1.3.</text:span><text:span text:style-name="T14"> </text:span><text:span text:style-name="T12">Evaluación</text:span><text:span text:style-name="T14"> </text:span><text:span text:style-name="T12">de</text:span><text:span text:style-name="T14"> </text:span><text:span text:style-name="T12">las</text:span><text:span text:style-name="T14"> </text:span><text:span text:style-name="T12">Ofertas</text:span></text:p>
      <text:p text:style-name="P15"/>
      <text:p text:style-name="P16"><text:span text:style-name="T10">La</text:span><text:span text:style-name="T11"> </text:span><text:span text:style-name="T7">Dirección</text:span><text:span text:style-name="T8"> </text:span><text:span text:style-name="T7">de</text:span><text:span text:style-name="T8"> </text:span><text:span text:style-name="T7">Administración</text:span><text:span text:style-name="T10">,</text:span><text:span text:style-name="T11"> </text:span><text:span text:style-name="T10">representada</text:span><text:span text:style-name="T11"> </text:span><text:span text:style-name="T10">por</text:span><text:span text:style-name="T11"> </text:span><text:span text:style-name="T10">los</text:span><text:span text:style-name="T11"> </text:span><text:span text:style-name="T10">ciudadanos</text:span><text:span text:style-name="T11"> </text:span><text:span text:style-name="T9">{persona1} </text:span><text:span text:style-name="T23">titular</text:span><text:span text:style-name="T24"> </text:span><text:span text:style-name="T23">de</text:span><text:span text:style-name="T24"> </text:span><text:span text:style-name="T23">la</text:span><text:span text:style-name="T24"> </text:span><text:span text:style-name="T23">cédula</text:span><text:span text:style-name="T24"> </text:span><text:span text:style-name="T23">de</text:span><text:span text:style-name="T24"> </text:span><text:span text:style-name="T23">identidad</text:span><text:span text:style-name="T24"> </text:span><text:span text:style-name="T25">Nº</text:span><text:span text:style-name="T26"> {cedula1}</text:span><text:span text:style-name="T16"> </text:span><text:span text:style-name="T23">en</text:span><text:span text:style-name="T24"> </text:span><text:span text:style-name="T23">su</text:span><text:span text:style-name="T24"> </text:span><text:span text:style-name="T23">condición</text:span><text:span text:style-name="T24"> </text:span><text:span text:style-name="T23">de</text:span><text:span text:style-name="T24"> {cargo1} </text:span><text:span text:style-name="T23">de</text:span><text:span text:style-name="T24"> </text:span><text:span text:style-name="T23">Administración,</text:span><text:span text:style-name="T24"> </text:span><text:span text:style-name="T23">según</text:span><text:span text:style-name="T24"> </text:span><text:span text:style-name="T23">consta</text:span><text:span text:style-name="T24"> </text:span><text:span text:style-name="T23">en</text:span><text:span text:style-name="T24"> </text:span><text:span text:style-name="T23">la</text:span><text:span text:style-name="T24"> </text:span><text:span text:style-name="T23">Resolución</text:span><text:span text:style-name="T24"> </text:span><text:span text:style-name="T23">Nº</text:span><text:span text:style-name="T24"> </text:span><text:span text:style-name="T23">011/2011</text:span><text:span text:style-name="T24"> </text:span><text:span text:style-name="T23">del</text:span><text:span text:style-name="T24"> </text:span><text:span text:style-name="T23">23-02-2011,</text:span><text:span text:style-name="T24"> </text:span><text:span text:style-name="T23">publicada</text:span><text:span text:style-name="T24"> </text:span><text:span text:style-name="T23">en</text:span><text:span text:style-name="T24"> </text:span><text:span text:style-name="T23">la</text:span><text:span text:style-name="T24"> </text:span><text:span text:style-name="T23">Gaceta</text:span><text:span text:style-name="T24"> </text:span><text:span text:style-name="T23">Oficial</text:span><text:span text:style-name="T24"> </text:span><text:span text:style-name="T23">del</text:span><text:span text:style-name="T24"> </text:span><text:span text:style-name="T23">Estado</text:span><text:span text:style-name="T24"> </text:span><text:span text:style-name="T23">Sucre</text:span><text:span text:style-name="T24"> </text:span><text:span text:style-name="T23">N°1595</text:span><text:span text:style-name="T24"> </text:span><text:span text:style-name="T23">de</text:span><text:span text:style-name="T24"> </text:span><text:span text:style-name="T23">fecha</text:span><text:span text:style-name="T24"> </text:span><text:span text:style-name="T23">07-03-2011</text:span><text:span text:style-name="T10">,</text:span><text:span text:style-name="T11"> </text:span><text:span text:style-name="T10">y</text:span><text:span text:style-name="T11"> </text:span><text:span text:style-name="T9">{persona2}</text:span><text:span text:style-name="T25">,</text:span><text:span text:style-name="T26"> </text:span><text:span text:style-name="T24"><text:s/></text:span><text:span text:style-name="T23">titular</text:span><text:span text:style-name="T24"> </text:span><text:span text:style-name="T23">de</text:span><text:span text:style-name="T24"> </text:span><text:span text:style-name="T23">la</text:span><text:span text:style-name="T24"> </text:span><text:span text:style-name="T23">cédula</text:span><text:span text:style-name="T24"> </text:span><text:span text:style-name="T23">de</text:span><text:span text:style-name="T24"> </text:span><text:span text:style-name="T23">identidad</text:span><text:span text:style-name="T24"> </text:span><text:span text:style-name="T23">Nº</text:span><text:span text:style-name="T24"> </text:span><text:span text:style-name="T23">V- </text:span><text:span text:style-name="T25">{cedula2}</text:span><text:span text:style-name="T24"> </text:span><text:span text:style-name="T23">en</text:span><text:span text:style-name="T24"> </text:span><text:span text:style-name="T23">su</text:span><text:span text:style-name="T24"> </text:span><text:span text:style-name="T23">condición</text:span><text:span text:style-name="T24"> </text:span><text:span text:style-name="T23">de</text:span><text:span text:style-name="T24"> {cargo2} </text:span><text:span text:style-name="T23">según</text:span><text:span text:style-name="T24"> </text:span><text:span text:style-name="T23">consta</text:span><text:span text:style-name="T24"> </text:span><text:span text:style-name="T23">en</text:span><text:span text:style-name="T24"> </text:span><text:span text:style-name="T23">la</text:span><text:span text:style-name="T24"> </text:span><text:span text:style-name="T23">Resolución</text:span><text:span text:style-name="T24"> </text:span><text:span text:style-name="T23">Nº</text:span><text:span text:style-name="T24"> </text:span><text:span text:style-name="T23">DC-39-2012,</text:span><text:span text:style-name="T24"> </text:span><text:span text:style-name="T23">de</text:span><text:span text:style-name="T24"> </text:span><text:span text:style-name="T23">fecha</text:span><text:span text:style-name="T24"> </text:span><text:span text:style-name="T23">14-05-2012</text:span><text:span text:style-name="T10">,</text:span><text:span text:style-name="T11"> </text:span><text:span text:style-name="T23">de</text:span><text:span text:style-name="T24"> </text:span><text:span text:style-name="T23">esta</text:span><text:span text:style-name="T24"> </text:span><text:span text:style-name="T23">Contraloría</text:span><text:span text:style-name="T24"> </text:span><text:span text:style-name="T23">Estado</text:span><text:span text:style-name="T24"> </text:span><text:span text:style-name="T23">Sucre,</text:span><text:span text:style-name="T24"> </text:span><text:span text:style-name="T10">procedieron</text:span><text:span text:style-name="T11"> </text:span><text:span text:style-name="T10">a</text:span><text:span text:style-name="T11"> </text:span><text:span text:style-name="T10">realizar</text:span><text:span text:style-name="T11"> </text:span><text:span text:style-name="T10">la</text:span><text:span text:style-name="T11"> </text:span><text:span text:style-name="T10">evaluación</text:span><text:span text:style-name="T11"> </text:span><text:span text:style-name="T10">de</text:span><text:span text:style-name="T11"> </text:span><text:span text:style-name="T10">las</text:span><text:span text:style-name="T11"> </text:span><text:span text:style-name="T10">ofertas</text:span><text:span text:style-name="T11"> </text:span><text:span text:style-name="T10">presentadas</text:span><text:span text:style-name="T11"> </text:span><text:span text:style-name="T10">por</text:span><text:span text:style-name="T11"> </text:span><text:span text:style-name="T10">las</text:span><text:span text:style-name="T11"> </text:span><text:span text:style-name="T10">empresas</text:span><text:span text:style-name="T11"> </text:span><text:span text:style-name="T10">participantes</text:span><text:span text:style-name="T11"> </text:span><text:span text:style-name="T10">en</text:span><text:span text:style-name="T11"> </text:span><text:span text:style-name="T10">la</text:span><text:span text:style-name="T11"> </text:span><text:span text:style-name="T10">citada</text:span><text:span text:style-name="T11"> </text:span><text:span text:style-name="T10">Consulta</text:span><text:span text:style-name="T11"> </text:span><text:span text:style-name="T10">de</text:span><text:span text:style-name="T11"> </text:span><text:span text:style-name="T10">Precios,</text:span><text:span text:style-name="T11"> </text:span><text:span text:style-name="T10">como</text:span><text:span text:style-name="T11"> </text:span><text:span text:style-name="T10">se</text:span><text:span text:style-name="T11"> </text:span><text:span text:style-name="T10">evidencia</text:span><text:span text:style-name="T11"> </text:span><text:span text:style-name="T10">en</text:span><text:span text:style-name="T11"> </text:span><text:span text:style-name="T10">el</text:span><text:span text:style-name="T11"> </text:span><text:span text:style-name="T10">Informe</text:span><text:span text:style-name="T11"> </text:span><text:span text:style-name="T10">de</text:span><text:span text:style-name="T11"> </text:span><text:span text:style-name="T10">Evaluación</text:span><text:span text:style-name="T11"> </text:span><text:span text:style-name="T10">Cualitativa</text:span><text:span text:style-name="T11"> </text:span><text:span text:style-name="T10">y</text:span><text:span text:style-name="T11"> </text:span><text:span text:style-name="T10">Cuantitativa</text:span><text:span text:style-name="T11"> </text:span><text:span text:style-name="T10">DA-CPECC-xxx-2012</text:span><text:span text:style-name="T11"> </text:span><text:span text:style-name="T10">de</text:span><text:span text:style-name="T11"> </text:span><text:span text:style-name="T10">las</text:span><text:span text:style-name="T11"> </text:span><text:span text:style-name="T10">Oferta</text:span><text:span text:style-name="T11"> </text:span><text:span text:style-name="T10">Recibidas</text:span><text:span text:style-name="T11"> </text:span><text:span text:style-name="T10">en</text:span><text:span text:style-name="T11"> </text:span><text:span text:style-name="T10">fechas</text:span><text:span text:style-name="T11"> xx</text:span><text:span text:style-name="T10">-xx-xxxx</text:span><text:span text:style-name="T11"> </text:span><text:span text:style-name="T10">y</text:span><text:span text:style-name="T11"> xx</text:span><text:span text:style-name="T10">-xx-xxxx,</text:span><text:span text:style-name="T11"> </text:span><text:span text:style-name="T10">cuyo</text:span><text:span text:style-name="T11"> </text:span><text:span text:style-name="T10">resultados</text:span><text:span text:style-name="T11"> </text:span><text:span text:style-name="T10">se</text:span><text:span text:style-name="T11"> </text:span><text:span text:style-name="T10">mencionan</text:span><text:span text:style-name="T11"> </text:span><text:span text:style-name="T10">a</text:span><text:span text:style-name="T11"> </text:span><text:span text:style-name="T10">continuación:</text:span></text:p>
      <text:p text:style-name="P29"/>
      <text:p text:style-name="P52"><text:span text:style-name="T18">“</text:span><text:span text:style-name="T17">De</text:span><text:span text:style-name="T18"> </text:span><text:span text:style-name="T17">acuerdo</text:span><text:span text:style-name="T18"> </text:span><text:span text:style-name="T17">a</text:span><text:span text:style-name="T18"> </text:span><text:span text:style-name="T17">los</text:span><text:span text:style-name="T18"> </text:span><text:span text:style-name="T17">resultados</text:span><text:span text:style-name="T18"> </text:span><text:span text:style-name="T17">mostrados</text:span><text:span text:style-name="T18"> </text:span><text:span text:style-name="T17">en</text:span><text:span text:style-name="T18"> </text:span><text:span text:style-name="T17">el</text:span><text:span text:style-name="T18"> </text:span><text:span text:style-name="T17">cuadro</text:span><text:span text:style-name="T18"> </text:span><text:span text:style-name="T17">anterior,</text:span><text:span text:style-name="T18"> </text:span><text:span text:style-name="T17">se</text:span><text:span text:style-name="T18"> </text:span><text:span text:style-name="T17">observa</text:span><text:span text:style-name="T18"> </text:span><text:span text:style-name="T17">que</text:span><text:span text:style-name="T18"> </text:span><text:span text:style-name="T17">las</text:span><text:span text:style-name="T18"> </text:span><text:span text:style-name="T17">ofertas</text:span><text:span text:style-name="T18"> </text:span><text:span text:style-name="T17">presentadas</text:span><text:span text:style-name="T18"> </text:span><text:span text:style-name="T17">por</text:span><text:span text:style-name="T18"> </text:span><text:span text:style-name="T17">las</text:span><text:span text:style-name="T18"> </text:span><text:span text:style-name="T17">empresas</text:span><text:span text:style-name="T18"> </text:span><text:span text:style-name="T17">participantes</text:span><text:span text:style-name="T18"> </text:span><text:span text:style-name="T17">en</text:span><text:span text:style-name="T18"> </text:span><text:span text:style-name="T17">la</text:span><text:span text:style-name="T18"> </text:span><text:span text:style-name="T17">referida</text:span><text:span text:style-name="T18"> </text:span><text:span text:style-name="T17">Consulta</text:span><text:span text:style-name="T18"> </text:span><text:span text:style-name="T17">de</text:span><text:span text:style-name="T18"> </text:span><text:span text:style-name="T17">Precios,</text:span><text:span text:style-name="T18"> </text:span><text:span text:style-name="T17">las</text:span><text:span text:style-name="T18"> </text:span><text:span text:style-name="T17">tres</text:span><text:span text:style-name="T18"> </text:span><text:span text:style-name="T17">cumplen</text:span><text:span text:style-name="T18"> </text:span><text:span text:style-name="T17">con</text:span><text:span text:style-name="T18"> </text:span><text:span text:style-name="T17">las</text:span><text:span text:style-name="T18"> </text:span><text:span text:style-name="T17">especificaciones</text:span><text:span text:style-name="T18"> </text:span><text:span text:style-name="T17">técnicas</text:span><text:span text:style-name="T18"> </text:span><text:span text:style-name="T17">requeridas,</text:span><text:span text:style-name="T18"> </text:span><text:span text:style-name="T17">no</text:span><text:span text:style-name="T18"> </text:span><text:span text:style-name="T17">obstante</text:span><text:span text:style-name="T18"> </text:span><text:span text:style-name="T17">la</text:span><text:span text:style-name="T18"> </text:span><text:span text:style-name="T17">oferta</text:span><text:span text:style-name="T18"> </text:span><text:span text:style-name="T17">mas</text:span><text:span text:style-name="T18"> </text:span><text:span text:style-name="T17">económica</text:span><text:span text:style-name="T18"> </text:span><text:span text:style-name="T17">fue</text:span><text:span text:style-name="T18"> </text:span><text:span text:style-name="T17">presentada</text:span><text:span text:style-name="T18"> </text:span><text:span text:style-name="T17">por</text:span><text:span text:style-name="T18"> </text:span><text:span text:style-name="T17">la</text:span><text:span text:style-name="T18"> </text:span><text:span text:style-name="T17">empresa</text:span><text:span text:style-name="T18"> </text:span><text:span text:style-name="T39">“{proveedor}” </text:span><text:span text:style-name="T38">Rif:</text:span><text:span text:style-name="T39"> {rifproveedor}</text:span><text:span text:style-name="T38">,</text:span><text:span text:style-name="T39"> </text:span><text:span text:style-name="T40">por</text:span><text:span text:style-name="T42"> </text:span><text:span text:style-name="T41">la</text:span><text:span text:style-name="T42"> </text:span><text:span text:style-name="T41">cantidad</text:span><text:span text:style-name="T42"> </text:span><text:span text:style-name="T17">de</text:span><text:span text:style-name="T18"> </text:span><text:span text:style-name="T19">(Bs.</text:span><text:span text:style-name="T20"> {montoCotizado}</text:span><text:span text:style-name="T19">)</text:span><text:span text:style-name="T17">,</text:span><text:span text:style-name="T18"> </text:span><text:span text:style-name="T17">resulta</text:span><text:span text:style-name="T18"> </text:span><text:span text:style-name="T17">la</text:span><text:span text:style-name="T18"> </text:span><text:span text:style-name="T17">más</text:span><text:span text:style-name="T18"> </text:span><text:soft-page-break/><text:span text:style-name="T17">conveniente</text:span><text:span text:style-name="T18"> </text:span><text:span text:style-name="T17">a</text:span><text:span text:style-name="T18"> </text:span><text:span text:style-name="T17">los</text:span><text:span text:style-name="T18"> </text:span><text:span text:style-name="T17">interés</text:span><text:span text:style-name="T18"> </text:span><text:span text:style-name="T17">económicos</text:span><text:span text:style-name="T18"> </text:span><text:span text:style-name="T17">de</text:span><text:span text:style-name="T18"> </text:span><text:span text:style-name="T17">la</text:span><text:span text:style-name="T18"> </text:span><text:span text:style-name="T17">Controlaría</text:span><text:span text:style-name="T18"> </text:span><text:span text:style-name="T17">del</text:span><text:span text:style-name="T18"> </text:span><text:span text:style-name="T17">Estado</text:span><text:span text:style-name="T18"> </text:span><text:span text:style-name="T17">Sucre.</text:span><text:span text:style-name="T18"> </text:span><text:span text:style-name="T32">Ademas de ello también se hace la recomendación de estos otros proveedores: </text:span></text:p>
      <text:p text:style-name="P52"><text:span text:style-name="T32"/></text:p>
      <text:p text:style-name="P53"><text:span text:style-name="T33">{otrosproveedores}</text:span></text:p>
      <text:p text:style-name="P30"><text:s/></text:p>
      <text:p text:style-name="P18"/>
      <text:p text:style-name="P42">4.<text:span text:style-name="T21"> </text:span>CONCLUSIONES</text:p>
      <text:p text:style-name="P42"/>
      <text:p text:style-name="P46">{conclusiones}</text:p>
      <text:p text:style-name="P44"/>
      <text:p text:style-name="P44"/>
      <text:p text:style-name="P42"/>
      <text:p text:style-name="P42">5.<text:span text:style-name="T21"> </text:span>RECOMENDACIONES</text:p>
      <text:p text:style-name="P42"/>
      <text:p text:style-name="P43">{recomendaciones}</text:p>
      <text:p text:style-name="P47"/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Dirección<text:span text:style-name="T21"> </text:span>de<text:span text:style-name="T21"> </text:span>Administración<text:span text:style-name="T21"> </text:span>(Unidad<text:span text:style-name="T21"> </text:span>Contratante)</text:p>
          </table:table-cell>
        </table:table-row>
      </table:table>
      <text:p text:style-name="Standard"/>
      <text:p text:style-name="P23"/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50">{persona1}</text:p>
            <text:p text:style-name="P21">{cargo1}</text:p>
          </table:table-cell>
          <table:table-cell table:style-name="Tabla5.B1" office:value-type="string">
            <text:p text:style-name="P20"/>
          </table:table-cell>
          <table:table-cell table:style-name="Tabla5.A1" office:value-type="string">
            <text:p text:style-name="P48">Lic. {persona2}</text:p>
            <text:p text:style-name="P28"><text:span text:style-name="T21">{cargo2} </text:span>de<text:span text:style-name="T21"> </text:span>Administración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a_20_2" style:display-name="Lista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</style:style>
    <style:style style:name="MP2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  <style:text-properties style:font-name="Nimbus Roman No9 L" fo:font-size="12pt" fo:font-weight="bold" style:font-size-asian="12pt" style:font-weight-asian="bold" style:font-name-complex="Nimbus Roman No9 L" style:font-size-complex="12pt"/>
    </style:style>
    <style:style style:name="MP3" style:family="paragraph" style:parent-style-name="Header">
      <style:paragraph-properties fo:margin-left="1.905cm" fo:margin-right="0.078cm" fo:text-align="center" style:justify-single-word="false" fo:text-indent="0cm" style:auto-text-indent="false">
        <style:tab-stops/>
      </style:paragraph-properties>
      <style:text-properties style:font-name="Nimbus Roman No9 L" fo:font-size="12pt" fo:language="en" fo:country="US" fo:font-weight="bold" style:font-size-asian="12pt" style:font-weight-asian="bold" style:font-name-complex="Nimbus Roman No9 L" style:font-size-complex="12pt"/>
    </style:style>
    <style:style style:name="MP4" style:family="paragraph" style:parent-style-name="Header">
      <style:text-properties style:font-name="Nimbus Roman No9 L" fo:language="en" fo:country="US" style:font-name-complex="Nimbus Roman No9 L"/>
    </style:style>
    <style:style style:name="MP5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size-asian="12pt" style:font-weight-asian="bold" style:font-name-complex="Nimbus Roman No9 L" style:font-size-complex="12pt"/>
    </style:style>
    <style:style style:name="MT2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3" style:family="text">
      <style:text-properties style:font-name-asian="Nimbus Roman No9 L"/>
    </style:style>
    <style:style style:name="MT4" style:family="text">
      <style:text-properties style:font-name="Nimbus Roman No9 L" fo:font-size="7pt" style:font-size-asian="7pt" style:font-name-complex="Nimbus Roman No9 L" style:font-size-complex="7pt"/>
    </style:style>
    <style:style style:name="MT5" style:family="text">
      <style:text-properties style:font-name="Nimbus Roman No9 L" fo:font-size="7pt" style:font-name-asian="Nimbus Roman No9 L" style:font-size-asian="7pt" style:font-name-complex="Nimbus Roman No9 L" style:font-size-complex="7pt"/>
    </style:style>
    <style:style style:name="MT6" style:family="text">
      <style:text-properties style:font-name="Nimbus Roman No9 L" fo:font-size="9pt" fo:background-color="#ffffff" style:font-name-asian="Nimbus Roman No9 L" style:font-size-asian="9pt" style:font-name-complex="Nimbus Roman No9 L" style:font-size-complex="9pt"/>
    </style:style>
    <style:style style:name="MT7" style:family="text">
      <style:text-properties fo:font-size="9pt" fo:background-color="#ffffff" style:font-size-asian="9pt" style:font-name-complex="Arial" style:font-size-complex="9pt"/>
    </style:style>
    <style:style style:name="MT8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0.069cm" svg:y="0.233cm" svg:width="3.066cm" svg:height="2.127cm" draw:z-index="2"><draw:image xlink:href="Pictures/10000000000002210000016F266231DA.jpg" xlink:type="simple" xlink:show="embed" xlink:actuate="onLoad"/></draw:frame><text:span text:style-name="MT1">R</text:span><text:span text:style-name="MT1">EPÚBLICA</text:span><text:span text:style-name="MT2"> </text:span><text:span text:style-name="MT1">BOLIVARIANA</text:span><text:span text:style-name="MT2"> </text:span><text:span text:style-name="MT1">DE</text:span><text:span text:style-name="MT2"> </text:span><text:span text:style-name="MT1">VENEZUELA</text:span><draw:frame draw:style-name="Mfr2" draw:name="gráficos2" text:anchor-type="char" svg:x="13.291cm" svg:y="0.178cm" svg:width="2.201cm" svg:height="2.138cm" draw:z-index="5"><draw:image xlink:href="Pictures/10000000000001B5000001CADA8A1581.jpg" xlink:type="simple" xlink:show="embed" xlink:actuate="onLoad"/></draw:frame></text:p>
        <text:p text:style-name="MP2">CONTRALORÍA<text:span text:style-name="MT3"> </text:span>DEL<text:span text:style-name="MT3"> </text:span>ESTADO<text:span text:style-name="MT3"> </text:span>SUCRE</text:p>
        <text:p text:style-name="MP3">DIRECCIÓN<text:span text:style-name="MT3"> </text:span>DE<text:span text:style-name="MT3"> </text:span>ADMINISTRACIÓN</text:p>
        <text:p text:style-name="MP3">DIVISIÓN<text:span text:style-name="MT3"> </text:span>DE<text:span text:style-name="MT3"> </text:span>COMPRAS<text:span text:style-name="MT3"> </text:span>Y<text:span text:style-name="MT3"> </text:span>SUMINISTROS</text:p>
        <text:p text:style-name="MP4"/>
        <text:p text:style-name="MP4"/>
      </style:header>
      <style:footer>
        <text:p text:style-name="MP5"><text:span text:style-name="Page_20_Number"><text:span text:style-name="MT4">Dirección:</text:span></text:span><text:span text:style-name="Page_20_Number"><text:span text:style-name="MT5"> </text:span></text:span><text:span text:style-name="Page_20_Number"><text:span text:style-name="MT4">Avenida</text:span></text:span><text:span text:style-name="Page_20_Number"><text:span text:style-name="MT5"> </text:span></text:span><text:span text:style-name="Page_20_Number"><text:span text:style-name="MT4">Arismendi,</text:span></text:span><text:span text:style-name="Page_20_Number"><text:span text:style-name="MT5"> </text:span></text:span><text:span text:style-name="Page_20_Number"><text:span text:style-name="MT4">Edificio</text:span></text:span><text:span text:style-name="Page_20_Number"><text:span text:style-name="MT5"> </text:span></text:span><text:span text:style-name="Page_20_Number"><text:span text:style-name="MT4">Palacio</text:span></text:span><text:span text:style-name="Page_20_Number"><text:span text:style-name="MT5"> </text:span></text:span><text:span text:style-name="Page_20_Number"><text:span text:style-name="MT4">Legislativo,</text:span></text:span><text:span text:style-name="Page_20_Number"><text:span text:style-name="MT5"> </text:span></text:span><text:span text:style-name="Page_20_Number"><text:span text:style-name="MT4">Cumaná,</text:span></text:span><text:span text:style-name="Page_20_Number"><text:span text:style-name="MT5"> </text:span></text:span><text:span text:style-name="Page_20_Number"><text:span text:style-name="MT4">Edo.</text:span></text:span><text:span text:style-name="Page_20_Number"><text:span text:style-name="MT5"> </text:span></text:span><text:span text:style-name="Page_20_Number"><text:span text:style-name="MT4">Sucre</text:span></text:span><text:span text:style-name="Page_20_Number"><text:span text:style-name="MT5"> </text:span></text:span><text:span text:style-name="Page_20_Number"><text:span text:style-name="MT4">Teléfonos:</text:span></text:span><text:span text:style-name="Page_20_Number"><text:span text:style-name="MT5"> </text:span></text:span><text:span text:style-name="Page_20_Number"><text:span text:style-name="MT4">(0293)</text:span></text:span><text:span text:style-name="Page_20_Number"><text:span text:style-name="MT5"> </text:span></text:span><text:span text:style-name="Page_20_Number"><text:span text:style-name="MT4">4320708</text:span></text:span><text:span text:style-name="Page_20_Number"><text:span text:style-name="MT5"> <text:s text:c="5"/></text:span></text:span><text:span text:style-name="Page_20_Number"><text:span text:style-name="MT4">4323658.</text:span></text:span><text:span text:style-name="Page_20_Number"><text:span text:style-name="MT5"> </text:span></text:span><text:span text:style-name="Page_20_Number"><text:span text:style-name="MT4">Directo:</text:span></text:span><text:span text:style-name="Page_20_Number"><text:span text:style-name="MT5"> </text:span></text:span><text:span text:style-name="Page_20_Number"><text:span text:style-name="MT4">Tele</text:span></text:span><text:span text:style-name="Page_20_Number"><text:span text:style-name="MT5"> </text:span></text:span><text:span text:style-name="Page_20_Number"><text:span text:style-name="MT4">Fax</text:span></text:span><text:span text:style-name="Page_20_Number"><text:span text:style-name="MT5"> </text:span></text:span><text:span text:style-name="Page_20_Number"><text:span text:style-name="MT4">4323447</text:span></text:span><text:span text:style-name="Page_20_Number"><text:span text:style-name="MT5"> </text:span></text:span><text:span text:style-name="Page_20_Number"><text:span text:style-name="MT4">Correo</text:span></text:span><text:span text:style-name="Page_20_Number"><text:span text:style-name="MT5"> </text:span></text:span><text:span text:style-name="Page_20_Number"><text:span text:style-name="MT4">Electrónico:</text:span></text:span><text:span text:style-name="Page_20_Number"><text:span text:style-name="MT5"> </text:span></text:span><text:a xlink:type="simple" xlink:href="mailto:despacho@cgesucre.gob.ve"><text:span text:style-name="Internet_20_link"><text:span text:style-name="MT4">despacho@cgesucre.gob.ve</text:span></text:span></text:a><text:span text:style-name="Page_20_Number"><text:span text:style-name="MT5"> <text:s text:c="164"/></text:span></text:span><text:span text:style-name="Page_20_Number"><text:span text:style-name="MT6"><text:s text:c="3"/></text:span></text:span><text:span text:style-name="Page_20_Number"><text:span text:style-name="MT7"><text:page-number text:select-page="current">3</text:page-number></text:span></text:span><text:span text:style-name="Page_20_Number"><text:span text:style-name="MT8">/</text:span></text:span><text:span text:style-name="Page_20_Number"><text:span text:style-name="MT7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º DC-2008-423</dc:title>
    <meta:initial-creator>agrillo</meta:initial-creator>
    <meta:creation-date>2011-03-09T20:25:00</meta:creation-date>
    <dc:date>2012-11-18T12:38:51.53</dc:date>
    <meta:print-date>2012-09-21T10:55:00</meta:print-date>
    <meta:editing-cycles>17</meta:editing-cycles>
    <meta:editing-duration>PT03H57M40S</meta:editing-duration>
    <meta:generator>OpenOffice.org/3.2$Win32 OpenOffice.org_project/320m18$Build-9502</meta:generator>
    <dc:creator>christian hernandez</dc:creator>
    <meta:document-statistic meta:table-count="4" meta:image-count="2" meta:object-count="0" meta:page-count="3" meta:paragraph-count="42" meta:word-count="861" meta:character-count="6013"/>
    <meta:user-defined meta:name="Información 1"/>
    <meta:user-defined meta:name="Información 2"/>
    <meta:user-defined meta:name="Información 3"/>
    <meta:user-defined meta:name="Información 4"/>
  </office:meta>
</office:document-meta>
</file>